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3.55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dotte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50" table:default-cell-style-name="Default"/>
        <table:table-row table:style-name="ro1">
          <table:table-cell/>
          <table:table-cell table:style-name="ce1"/>
          <table:table-cell table:number-columns-repeated="62"/>
        </table:table-row>
        <table:table-row table:style-name="ro2">
          <table:table-cell/>
          <table:table-cell table:style-name="ce2"/>
          <table:table-cell table:style-name="ce7" office:value-type="string" calcext:value-type="string" table:number-columns-spanned="3" table:number-rows-spanned="1">
            <text:p>B = 2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4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5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7</text:p>
          </table:table-cell>
          <table:covered-table-cell table:style-name="ce12"/>
          <table:covered-table-cell table:style-name="ce17"/>
          <table:table-cell table:number-columns-repeated="50"/>
        </table:table-row>
        <table:table-row table:style-name="ro3">
          <table:table-cell/>
          <table:table-cell table:style-name="ce3"/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J0(B)</text:p>
          </table:table-cell>
          <table:table-cell table:style-name="ce9" office:value-type="float" office:value="-23.6" calcext:value-type="float">
            <text:p>-23,6</text:p>
          </table:table-cell>
          <table:table-cell table:style-name="ce14" table:formula="of:=BESSELJ(2;[.A4])" office:value-type="float" office:value="0.223890779141236" calcext:value-type="float">
            <text:p>0,223890779141236</text:p>
          </table:table-cell>
          <table:table-cell table:style-name="ce19" table:formula="of:=SQRT(POWER(10;([.C4]-[.$D$21])/10))" office:value-type="float" office:value="0.231739464996848" calcext:value-type="float">
            <text:p>0,231739464996848</text:p>
          </table:table-cell>
          <table:table-cell table:style-name="ce9" office:value-type="float" office:value="-17.52" calcext:value-type="float">
            <text:p>-17,52</text:p>
          </table:table-cell>
          <table:table-cell table:style-name="ce14" table:formula="of:=BESSELJ(4;[.A4])" office:value-type="float" office:value="-0.397149809863847" calcext:value-type="float">
            <text:p>-0,397149809863847</text:p>
          </table:table-cell>
          <table:table-cell table:style-name="ce19" table:formula="of:=SQRT(POWER(10;([.F4]-[.$D$21])/10))" office:value-type="float" office:value="0.466659380314289" calcext:value-type="float">
            <text:p>0,466659380314289</text:p>
          </table:table-cell>
          <table:table-cell table:style-name="ce9" office:value-type="float" office:value="-25.14" calcext:value-type="float">
            <text:p>-25,14</text:p>
          </table:table-cell>
          <table:table-cell table:style-name="ce14" table:formula="of:=BESSELJ(5;[.A4])" office:value-type="float" office:value="-0.177596771314338" calcext:value-type="float">
            <text:p>-0,177596771314338</text:p>
          </table:table-cell>
          <table:table-cell table:style-name="ce19" table:formula="of:=SQRT(POWER(10;([.I4]-[.$D$21])/10))" office:value-type="float" office:value="0.194088587759278" calcext:value-type="float">
            <text:p>0,194088587759278</text:p>
          </table:table-cell>
          <table:table-cell table:style-name="ce9" office:value-type="float" office:value="-20.71" calcext:value-type="float">
            <text:p>-20,71</text:p>
          </table:table-cell>
          <table:table-cell table:style-name="ce14" table:formula="of:=BESSELJ(7;[.A4])" office:value-type="float" office:value="0.300079270519556" calcext:value-type="float">
            <text:p>0,300079270519556</text:p>
          </table:table-cell>
          <table:table-cell table:style-name="ce19" table:formula="of:=SQRT(POWER(10;([.L4]-[.$D$21])/10))" office:value-type="float" office:value="0.323221320339609" calcext:value-type="float">
            <text:p>0,323221320339609</text:p>
          </table:table-cell>
          <table:table-cell table:number-columns-repeated="5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J1(B)</text:p>
          </table:table-cell>
          <table:table-cell table:style-name="ce10" office:value-type="float" office:value="-14.3" calcext:value-type="float">
            <text:p>-14,3</text:p>
          </table:table-cell>
          <table:table-cell table:style-name="ce14" table:formula="of:=BESSELJ(2;[.A5])" office:value-type="float" office:value="0.576724807756874" calcext:value-type="float">
            <text:p>0,576724807756874</text:p>
          </table:table-cell>
          <table:table-cell table:style-name="ce19" table:formula="of:=SQRT(POWER(10;([.C5]-[.$D$21])/10))" office:value-type="float" office:value="0.676082975391982" calcext:value-type="float">
            <text:p>0,676082975391982</text:p>
          </table:table-cell>
          <table:table-cell table:style-name="ce10" office:value-type="float" office:value="-33.22" calcext:value-type="float">
            <text:p>-33,22</text:p>
          </table:table-cell>
          <table:table-cell table:style-name="ce14" table:formula="of:=BESSELJ(4;[.A5])" office:value-type="float" office:value="-0.0660433280235491" calcext:value-type="float">
            <text:p>-0,066043328023549</text:p>
          </table:table-cell>
          <table:table-cell table:style-name="ce19" table:formula="of:=SQRT(POWER(10;([.F5]-[.$D$21])/10))" office:value-type="float" office:value="0.0765596606911256" calcext:value-type="float">
            <text:p>0,076559660691126</text:p>
          </table:table-cell>
          <table:table-cell table:style-name="ce10" office:value-type="float" office:value="-19.63" calcext:value-type="float">
            <text:p>-19,63</text:p>
          </table:table-cell>
          <table:table-cell table:style-name="ce14" table:formula="of:=BESSELJ(5;[.A5])" office:value-type="float" office:value="-0.327579137591465" calcext:value-type="float">
            <text:p>-0,327579137591465</text:p>
          </table:table-cell>
          <table:table-cell table:style-name="ce19" table:formula="of:=SQRT(POWER(10;([.I5]-[.$D$21])/10))" office:value-type="float" office:value="0.366015940558049" calcext:value-type="float">
            <text:p>0,366015940558049</text:p>
          </table:table-cell>
          <table:table-cell table:style-name="ce10" office:value-type="float" office:value="-52.1" calcext:value-type="float">
            <text:p>-52,1</text:p>
          </table:table-cell>
          <table:table-cell table:style-name="ce14" table:formula="of:=BESSELJ(7;[.A5])" office:value-type="float" office:value="-0.0046828234823457" calcext:value-type="float">
            <text:p>-0,004682823482346</text:p>
          </table:table-cell>
          <table:table-cell table:style-name="ce19" table:formula="of:=SQRT(POWER(10;([.L5]-[.$D$21])/10))" office:value-type="float" office:value="0.00870963589956081" calcext:value-type="float">
            <text:p>0,008709635899561</text:p>
          </table:table-cell>
          <table:table-cell table:number-columns-repeated="5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2(B)</text:p>
          </table:table-cell>
          <table:table-cell table:style-name="ce10" office:value-type="float" office:value="-18.24" calcext:value-type="float">
            <text:p>-18,24</text:p>
          </table:table-cell>
          <table:table-cell table:style-name="ce14" table:formula="of:=BESSELJ(2;[.A6])" office:value-type="float" office:value="0.352834028615638" calcext:value-type="float">
            <text:p>0,352834028615638</text:p>
          </table:table-cell>
          <table:table-cell table:style-name="ce19" table:formula="of:=SQRT(POWER(10;([.C6]-[.$D$21])/10))" office:value-type="float" office:value="0.429536426764887" calcext:value-type="float">
            <text:p>0,429536426764887</text:p>
          </table:table-cell>
          <table:table-cell table:style-name="ce10" office:value-type="float" office:value="-19.06" calcext:value-type="float">
            <text:p>-19,06</text:p>
          </table:table-cell>
          <table:table-cell table:style-name="ce14" table:formula="of:=BESSELJ(4;[.A6])" office:value-type="float" office:value="0.364128145852073" calcext:value-type="float">
            <text:p>0,364128145852073</text:p>
          </table:table-cell>
          <table:table-cell table:style-name="ce19" table:formula="of:=SQRT(POWER(10;([.F6]-[.$D$21])/10))" office:value-type="float" office:value="0.390840895792402" calcext:value-type="float">
            <text:p>0,390840895792402</text:p>
          </table:table-cell>
          <table:table-cell table:style-name="ce10" office:value-type="float" office:value="-38.54" calcext:value-type="float">
            <text:p>-38,54</text:p>
          </table:table-cell>
          <table:table-cell table:style-name="ce14" table:formula="of:=BESSELJ(5;[.A6])" office:value-type="float" office:value="0.0465651162777521" calcext:value-type="float">
            <text:p>0,046565116277752</text:p>
          </table:table-cell>
          <table:table-cell table:style-name="ce19" table:formula="of:=SQRT(POWER(10;([.I6]-[.$D$21])/10))" office:value-type="float" office:value="0.0414954042634363" calcext:value-type="float">
            <text:p>0,041495404263436</text:p>
          </table:table-cell>
          <table:table-cell table:style-name="ce10" office:value-type="float" office:value="-20.62" calcext:value-type="float">
            <text:p>-20,62</text:p>
          </table:table-cell>
          <table:table-cell table:style-name="ce14" table:formula="of:=BESSELJ(7;[.A6])" office:value-type="float" office:value="-0.30141722008594" calcext:value-type="float">
            <text:p>-0,30141722008594</text:p>
          </table:table-cell>
          <table:table-cell table:style-name="ce19" table:formula="of:=SQRT(POWER(10;([.L6]-[.$D$21])/10))" office:value-type="float" office:value="0.326587832172336" calcext:value-type="float">
            <text:p>0,326587832172336</text:p>
          </table:table-cell>
          <table:table-cell table:number-columns-repeated="5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j3(B)</text:p>
          </table:table-cell>
          <table:table-cell table:style-name="ce10" office:value-type="float" office:value="-26.84" calcext:value-type="float">
            <text:p>-26,84</text:p>
          </table:table-cell>
          <table:table-cell table:style-name="ce14" table:formula="of:=BESSELJ(2;[.A7])" office:value-type="float" office:value="0.128943249474402" calcext:value-type="float">
            <text:p>0,128943249474402</text:p>
          </table:table-cell>
          <table:table-cell table:style-name="ce19" table:formula="of:=SQRT(POWER(10;([.C7]-[.$D$21])/10))" office:value-type="float" office:value="0.159587914723673" calcext:value-type="float">
            <text:p>0,159587914723673</text:p>
          </table:table-cell>
          <table:table-cell table:style-name="ce10" office:value-type="float" office:value="-17.42" calcext:value-type="float">
            <text:p>-17,42</text:p>
          </table:table-cell>
          <table:table-cell table:style-name="ce14" table:formula="of:=BESSELJ(4;[.A7])" office:value-type="float" office:value="0.430171473875622" calcext:value-type="float">
            <text:p>0,430171473875622</text:p>
          </table:table-cell>
          <table:table-cell table:style-name="ce19" table:formula="of:=SQRT(POWER(10;([.F7]-[.$D$21])/10))" office:value-type="float" office:value="0.47206304126359" calcext:value-type="float">
            <text:p>0,47206304126359</text:p>
          </table:table-cell>
          <table:table-cell table:style-name="ce10" office:value-type="float" office:value="-18.42" calcext:value-type="float">
            <text:p>-18,42</text:p>
          </table:table-cell>
          <table:table-cell table:style-name="ce14" table:formula="of:=BESSELJ(5;[.A7])" office:value-type="float" office:value="0.364831230613667" calcext:value-type="float">
            <text:p>0,364831230613667</text:p>
          </table:table-cell>
          <table:table-cell table:style-name="ce19" table:formula="of:=SQRT(POWER(10;([.I7]-[.$D$21])/10))" office:value-type="float" office:value="0.420726628384444" calcext:value-type="float">
            <text:p>0,420726628384444</text:p>
          </table:table-cell>
          <table:table-cell table:style-name="ce10" office:value-type="float" office:value="-26.1" calcext:value-type="float">
            <text:p>-26,1</text:p>
          </table:table-cell>
          <table:table-cell table:style-name="ce14" table:formula="of:=BESSELJ(7;[.A7])" office:value-type="float" office:value="-0.167555587995334" calcext:value-type="float">
            <text:p>-0,167555587995334</text:p>
          </table:table-cell>
          <table:table-cell table:style-name="ce19" table:formula="of:=SQRT(POWER(10;([.L7]-[.$D$21])/10))" office:value-type="float" office:value="0.173780082874938" calcext:value-type="float">
            <text:p>0,173780082874938</text:p>
          </table:table-cell>
          <table:table-cell table:number-columns-repeated="5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j4(B)</text:p>
          </table:table-cell>
          <table:table-cell table:style-name="ce10" office:value-type="float" office:value="-38.72" calcext:value-type="float">
            <text:p>-38,72</text:p>
          </table:table-cell>
          <table:table-cell table:style-name="ce14" table:formula="of:=BESSELJ(2;[.A8])" office:value-type="float" office:value="0.0339957198075684" calcext:value-type="float">
            <text:p>0,033995719807569</text:p>
          </table:table-cell>
          <table:table-cell table:style-name="ce19" table:formula="of:=SQRT(POWER(10;([.C8]-[.$D$21])/10))" office:value-type="float" office:value="0.0406443329165213" calcext:value-type="float">
            <text:p>0,040644332916521</text:p>
          </table:table-cell>
          <table:table-cell table:style-name="ce10" office:value-type="float" office:value="-21.29" calcext:value-type="float">
            <text:p>-21,29</text:p>
          </table:table-cell>
          <table:table-cell table:style-name="ce14" table:formula="of:=BESSELJ(4;[.A8])" office:value-type="float" office:value="0.28112906496136" calcext:value-type="float">
            <text:p>0,28112906496136</text:p>
          </table:table-cell>
          <table:table-cell table:style-name="ce19" table:formula="of:=SQRT(POWER(10;([.F8]-[.$D$21])/10))" office:value-type="float" office:value="0.302343057051134" calcext:value-type="float">
            <text:p>0,302343057051134</text:p>
          </table:table-cell>
          <table:table-cell table:style-name="ce10" office:value-type="float" office:value="-17.95" calcext:value-type="float">
            <text:p>-17,95</text:p>
          </table:table-cell>
          <table:table-cell table:style-name="ce14" table:formula="of:=BESSELJ(5;[.A8])" office:value-type="float" office:value="0.391232360458648" calcext:value-type="float">
            <text:p>0,391232360458648</text:p>
          </table:table-cell>
          <table:table-cell table:style-name="ce19" table:formula="of:=SQRT(POWER(10;([.I8]-[.$D$21])/10))" office:value-type="float" office:value="0.444119661365589" calcext:value-type="float">
            <text:p>0,444119661365589</text:p>
          </table:table-cell>
          <table:table-cell table:style-name="ce10" office:value-type="float" office:value="-26.34" calcext:value-type="float">
            <text:p>-26,34</text:p>
          </table:table-cell>
          <table:table-cell table:style-name="ce14" table:formula="of:=BESSELJ(7;[.A8])" office:value-type="float" office:value="0.157798144661368" calcext:value-type="float">
            <text:p>0,157798144661368</text:p>
          </table:table-cell>
          <table:table-cell table:style-name="ce19" table:formula="of:=SQRT(POWER(10;([.L8]-[.$D$21])/10))" office:value-type="float" office:value="0.169044093164326" calcext:value-type="float">
            <text:p>0,169044093164326</text:p>
          </table:table-cell>
          <table:table-cell table:number-columns-repeated="5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j5(B)</text:p>
          </table:table-cell>
          <table:table-cell table:style-name="ce10" office:value-type="float" office:value="-50.92" calcext:value-type="float">
            <text:p>-50,92</text:p>
          </table:table-cell>
          <table:table-cell table:style-name="ce14" table:formula="of:=BESSELJ(2;[.A9])" office:value-type="float" office:value="0.00703962975587169" calcext:value-type="float">
            <text:p>0,007039629755872</text:p>
          </table:table-cell>
          <table:table-cell table:style-name="ce19" table:formula="of:=SQRT(POWER(10;([.C9]-[.$D$21])/10))" office:value-type="float" office:value="0.00997700063822553" calcext:value-type="float">
            <text:p>0,009977000638226</text:p>
          </table:table-cell>
          <table:table-cell table:style-name="ce10" office:value-type="float" office:value="-28.04" calcext:value-type="float">
            <text:p>-28,04</text:p>
          </table:table-cell>
          <table:table-cell table:style-name="ce14" table:formula="of:=BESSELJ(4;[.A9])" office:value-type="float" office:value="0.132086656047098" calcext:value-type="float">
            <text:p>0,132086656047098</text:p>
          </table:table-cell>
          <table:table-cell table:style-name="ce19" table:formula="of:=SQRT(POWER(10;([.F9]-[.$D$21])/10))" office:value-type="float" office:value="0.138995263121335" calcext:value-type="float">
            <text:p>0,138995263121335</text:p>
          </table:table-cell>
          <table:table-cell table:style-name="ce10" office:value-type="float" office:value="-21.12" calcext:value-type="float">
            <text:p>-21,12</text:p>
          </table:table-cell>
          <table:table-cell table:style-name="ce14" table:formula="of:=BESSELJ(5;[.A9])" office:value-type="float" office:value="0.26114054612017" calcext:value-type="float">
            <text:p>0,26114054612017</text:p>
          </table:table-cell>
          <table:table-cell table:style-name="ce19" table:formula="of:=SQRT(POWER(10;([.I9]-[.$D$21])/10))" office:value-type="float" office:value="0.308318795024935" calcext:value-type="float">
            <text:p>0,308318795024935</text:p>
          </table:table-cell>
          <table:table-cell table:style-name="ce10" office:value-type="float" office:value="-19.09" calcext:value-type="float">
            <text:p>-19,09</text:p>
          </table:table-cell>
          <table:table-cell table:style-name="ce14" table:formula="of:=BESSELJ(7;[.A9])" office:value-type="float" office:value="0.347896324751183" calcext:value-type="float">
            <text:p>0,347896324751183</text:p>
          </table:table-cell>
          <table:table-cell table:style-name="ce19" table:formula="of:=SQRT(POWER(10;([.L9]-[.$D$21])/10))" office:value-type="float" office:value="0.389493307703654" calcext:value-type="float">
            <text:p>0,389493307703654</text:p>
          </table:table-cell>
          <table:table-cell table:number-columns-repeated="5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j6(B)</text:p>
          </table:table-cell>
          <table:table-cell table:style-name="ce10" office:value-type="float" office:value="-65.19" calcext:value-type="float">
            <text:p>-65,19</text:p>
          </table:table-cell>
          <table:table-cell table:style-name="ce14" table:formula="of:=BESSELJ(2;[.A10])" office:value-type="float" office:value="0.00120242897178999" calcext:value-type="float">
            <text:p>0,00120242897179</text:p>
          </table:table-cell>
          <table:table-cell table:style-name="ce19" table:formula="of:=SQRT(POWER(10;([.C10]-[.$D$21])/10))" office:value-type="float" office:value="0.00192974533618964" calcext:value-type="float">
            <text:p>0,00192974533619</text:p>
          </table:table-cell>
          <table:table-cell table:style-name="ce10" office:value-type="float" office:value="-36.56" calcext:value-type="float">
            <text:p>-36,56</text:p>
          </table:table-cell>
          <table:table-cell table:style-name="ce14" table:formula="of:=BESSELJ(4;[.A10])" office:value-type="float" office:value="0.0490875751563856" calcext:value-type="float">
            <text:p>0,049087575156386</text:p>
          </table:table-cell>
          <table:table-cell table:style-name="ce19" table:formula="of:=SQRT(POWER(10;([.F10]-[.$D$21])/10))" office:value-type="float" office:value="0.052119471110508" calcext:value-type="float">
            <text:p>0,052119471110508</text:p>
          </table:table-cell>
          <table:table-cell table:style-name="ce10" office:value-type="float" office:value="-26.65" calcext:value-type="float">
            <text:p>-26,65</text:p>
          </table:table-cell>
          <table:table-cell table:style-name="ce14" table:formula="of:=BESSELJ(5;[.A10])" office:value-type="float" office:value="0.131048731781692" calcext:value-type="float">
            <text:p>0,131048731781692</text:p>
          </table:table-cell>
          <table:table-cell table:style-name="ce19" table:formula="of:=SQRT(POWER(10;([.I10]-[.$D$21])/10))" office:value-type="float" office:value="0.163117290922784" calcext:value-type="float">
            <text:p>0,163117290922784</text:p>
          </table:table-cell>
          <table:table-cell table:style-name="ce10" office:value-type="float" office:value="-19.51" calcext:value-type="float">
            <text:p>-19,51</text:p>
          </table:table-cell>
          <table:table-cell table:style-name="ce14" table:formula="of:=BESSELJ(7;[.A10])" office:value-type="float" office:value="0.33919660498318" calcext:value-type="float">
            <text:p>0,33919660498318</text:p>
          </table:table-cell>
          <table:table-cell table:style-name="ce19" table:formula="of:=SQRT(POWER(10;([.L10]-[.$D$21])/10))" office:value-type="float" office:value="0.371107729492926" calcext:value-type="float">
            <text:p>0,371107729492926</text:p>
          </table:table-cell>
          <table:table-cell table:number-columns-repeated="5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j7(B)</text:p>
          </table:table-cell>
          <table:table-cell table:style-name="ce10"/>
          <table:table-cell table:style-name="ce14"/>
          <table:table-cell table:style-name="ce19"/>
          <table:table-cell table:style-name="ce10" office:value-type="float" office:value="-46.5" calcext:value-type="float">
            <text:p>-46,5</text:p>
          </table:table-cell>
          <table:table-cell table:style-name="ce14" table:formula="of:=BESSELJ(4;[.A11])" office:value-type="float" office:value="0.0151760694220585" calcext:value-type="float">
            <text:p>0,015176069422059</text:p>
          </table:table-cell>
          <table:table-cell table:style-name="ce19" table:formula="of:=SQRT(POWER(10;([.F11]-[.$D$21])/10))" office:value-type="float" office:value="0.0165958690743756" calcext:value-type="float">
            <text:p>0,016595869074376</text:p>
          </table:table-cell>
          <table:table-cell table:style-name="ce10" office:value-type="float" office:value="-34.16" calcext:value-type="float">
            <text:p>-34,16</text:p>
          </table:table-cell>
          <table:table-cell table:style-name="ce14" table:formula="of:=BESSELJ(5;[.A11])" office:value-type="float" office:value="0.0533764101558907" calcext:value-type="float">
            <text:p>0,053376410155891</text:p>
          </table:table-cell>
          <table:table-cell table:style-name="ce19" table:formula="of:=SQRT(POWER(10;([.I11]-[.$D$21])/10))" office:value-type="float" office:value="0.0687068440014233" calcext:value-type="float">
            <text:p>0,068706844001423</text:p>
          </table:table-cell>
          <table:table-cell table:style-name="ce10" office:value-type="float" office:value="-22.88" calcext:value-type="float">
            <text:p>-22,88</text:p>
          </table:table-cell>
          <table:table-cell table:style-name="ce14" table:formula="of:=BESSELJ(7;[.A11])" office:value-type="float" office:value="0.233583569505696" calcext:value-type="float">
            <text:p>0,233583569505696</text:p>
          </table:table-cell>
          <table:table-cell table:style-name="ce19" table:formula="of:=SQRT(POWER(10;([.L11]-[.$D$21])/10))" office:value-type="float" office:value="0.251767692775886" calcext:value-type="float">
            <text:p>0,251767692775886</text:p>
          </table:table-cell>
          <table:table-cell table:number-columns-repeated="5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j8(B)</text:p>
          </table:table-cell>
          <table:table-cell table:style-name="ce10"/>
          <table:table-cell table:style-name="ce14"/>
          <table:table-cell table:style-name="ce20"/>
          <table:table-cell table:style-name="ce10" office:value-type="float" office:value="-58.19" calcext:value-type="float">
            <text:p>-58,19</text:p>
          </table:table-cell>
          <table:table-cell table:style-name="ce14" table:formula="of:=BESSELJ(4;[.A12])" office:value-type="float" office:value="0.00402866782081901" calcext:value-type="float">
            <text:p>0,004028667820819</text:p>
          </table:table-cell>
          <table:table-cell table:style-name="ce19" table:formula="of:=SQRT(POWER(10;([.F12]-[.$D$21])/10))" office:value-type="float" office:value="0.00432016167618142" calcext:value-type="float">
            <text:p>0,004320161676181</text:p>
          </table:table-cell>
          <table:table-cell table:style-name="ce10" office:value-type="float" office:value="-44.74" calcext:value-type="float">
            <text:p>-44,74</text:p>
          </table:table-cell>
          <table:table-cell table:style-name="ce14" table:formula="of:=BESSELJ(5;[.A12])" office:value-type="float" office:value="0.018405216654802" calcext:value-type="float">
            <text:p>0,018405216654802</text:p>
          </table:table-cell>
          <table:table-cell table:style-name="ce19" table:formula="of:=SQRT(POWER(10;([.I12]-[.$D$21])/10))" office:value-type="float" office:value="0.0203235701093622" calcext:value-type="float">
            <text:p>0,020323570109362</text:p>
          </table:table-cell>
          <table:table-cell table:style-name="ce10" office:value-type="float" office:value="-28.01" calcext:value-type="float">
            <text:p>-28,01</text:p>
          </table:table-cell>
          <table:table-cell table:style-name="ce14" table:formula="of:=BESSELJ(7;[.A12])" office:value-type="float" office:value="0.127970534028213" calcext:value-type="float">
            <text:p>0,127970534028213</text:p>
          </table:table-cell>
          <table:table-cell table:style-name="ce19" table:formula="of:=SQRT(POWER(10;([.L12]-[.$D$21])/10))" office:value-type="float" office:value="0.139476165763999" calcext:value-type="float">
            <text:p>0,139476165763999</text:p>
          </table:table-cell>
          <table:table-cell table:number-columns-repeated="5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j1(B)</text:p>
          </table:table-cell>
          <table:table-cell table:style-name="ce10"/>
          <table:table-cell table:style-name="ce15"/>
          <table:table-cell table:style-name="ce20"/>
          <table:table-cell table:style-name="ce10" office:value-type="float" office:value="-70.02" calcext:value-type="float">
            <text:p>-70,02</text:p>
          </table:table-cell>
          <table:table-cell table:style-name="ce14" table:formula="of:=BESSELJ(4;[.A13])" office:value-type="float" office:value="0.000938601861217564" calcext:value-type="float">
            <text:p>0,000938601861218</text:p>
          </table:table-cell>
          <table:table-cell table:style-name="ce19" table:formula="of:=SQRT(POWER(10;([.F13]-[.$D$21])/10))" office:value-type="float" office:value="0.00110662378397767" calcext:value-type="float">
            <text:p>0,001106623783978</text:p>
          </table:table-cell>
          <table:table-cell table:style-name="ce10" office:value-type="float" office:value="-53.36" calcext:value-type="float">
            <text:p>-53,36</text:p>
          </table:table-cell>
          <table:table-cell table:style-name="ce14" table:formula="of:=BESSELJ(5;[.A13])" office:value-type="float" office:value="0.00552028313947569" calcext:value-type="float">
            <text:p>0,005520283139476</text:p>
          </table:table-cell>
          <table:table-cell table:style-name="ce19" table:formula="of:=SQRT(POWER(10;([.I13]-[.$D$21])/10))" office:value-type="float" office:value="0.00753355563733717" calcext:value-type="float">
            <text:p>0,007533555637337</text:p>
          </table:table-cell>
          <table:table-cell table:style-name="ce10" office:value-type="float" office:value="-34.76" calcext:value-type="float">
            <text:p>-34,76</text:p>
          </table:table-cell>
          <table:table-cell table:style-name="ce14" table:formula="of:=BESSELJ(7;[.A13])" office:value-type="float" office:value="0.0589205082730754" calcext:value-type="float">
            <text:p>0,058920508273076</text:p>
          </table:table-cell>
          <table:table-cell table:style-name="ce19" table:formula="of:=SQRT(POWER(10;([.L13]-[.$D$21])/10))" office:value-type="float" office:value="0.0641209576585162" calcext:value-type="float">
            <text:p>0,064120957658516</text:p>
          </table:table-cell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j2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4"/>
          <table:table-cell table:style-name="ce19"/>
          <table:table-cell table:style-name="ce10" office:value-type="float" office:value="-66.21" calcext:value-type="float">
            <text:p>-66,21</text:p>
          </table:table-cell>
          <table:table-cell table:style-name="ce14" table:formula="of:=BESSELJ(5;[.A14])" office:value-type="float" office:value="-0.177596771314338" calcext:value-type="float">
            <text:p>-0,177596771314338</text:p>
          </table:table-cell>
          <table:table-cell table:style-name="ce19" table:formula="of:=SQRT(POWER(10;([.I14]-[.$D$21])/10))" office:value-type="float" office:value="0.001715931710121" calcext:value-type="float">
            <text:p>0,001715931710121</text:p>
          </table:table-cell>
          <table:table-cell table:style-name="ce10" office:value-type="float" office:value="-42.61" calcext:value-type="float">
            <text:p>-42,61</text:p>
          </table:table-cell>
          <table:table-cell table:style-name="ce14" table:formula="of:=BESSELJ(7;[.A14])" office:value-type="float" office:value="0.300079270519556" calcext:value-type="float">
            <text:p>0,300079270519556</text:p>
          </table:table-cell>
          <table:table-cell table:style-name="ce19" table:formula="of:=SQRT(POWER(10;([.L14]-[.$D$21])/10))" office:value-type="float" office:value="0.0259716774140201" calcext:value-type="float">
            <text:p>0,02597167741402</text:p>
          </table:table-cell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j3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4"/>
          <table:table-cell table:style-name="ce19"/>
          <table:table-cell table:style-name="ce10"/>
          <table:table-cell table:style-name="ce14"/>
          <table:table-cell table:style-name="ce19"/>
          <table:table-cell table:style-name="ce10" office:value-type="float" office:value="-51.42" calcext:value-type="float">
            <text:p>-51,42</text:p>
          </table:table-cell>
          <table:table-cell table:style-name="ce14" table:formula="of:=BESSELJ(7;[.A15])" office:value-type="float" office:value="0.300079270519556" calcext:value-type="float">
            <text:p>0,300079270519556</text:p>
          </table:table-cell>
          <table:table-cell table:style-name="ce19" table:formula="of:=SQRT(POWER(10;([.L15]-[.$D$21])/10))" office:value-type="float" office:value="0.00941889596522841" calcext:value-type="float">
            <text:p>0,009418895965228</text:p>
          </table:table-cell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j4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4"/>
          <table:table-cell table:style-name="ce19"/>
          <table:table-cell table:style-name="ce10" office:value-type="float" office:value="-63.47" calcext:value-type="float">
            <text:p>-63,47</text:p>
          </table:table-cell>
          <table:table-cell table:style-name="ce14" table:formula="of:=BESSELJ(7;[.A16])" office:value-type="float" office:value="0.300079270519556" calcext:value-type="float">
            <text:p>0,300079270519556</text:p>
          </table:table-cell>
          <table:table-cell table:style-name="ce19" table:formula="of:=SQRT(POWER(10;([.L16]-[.$D$21])/10))" office:value-type="float" office:value="0.00235233949338895" calcext:value-type="float">
            <text:p>0,00235233949338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string" calcext:value-type="string">
            <text:p>j5(B)</text:p>
          </table:table-cell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4"/>
          <table:table-cell table:style-name="ce19"/>
          <table:table-cell table:number-columns-repeated="50"/>
        </table:table-row>
        <table:table-row table:style-name="ro1" table:number-rows-repeated="3">
          <table:table-cell/>
          <table:table-cell table:style-name="ce1"/>
          <table:table-cell table:number-columns-repeated="62"/>
        </table:table-row>
        <table:table-row table:style-name="ro1">
          <table:table-cell/>
          <table:table-cell table:style-name="ce1"/>
          <table:table-cell office:value-type="string" calcext:value-type="string">
            <text:p>potencia portadora</text:p>
          </table:table-cell>
          <table:table-cell office:value-type="float" office:value="-10.9" calcext:value-type="float">
            <text:p>-10,9</text:p>
          </table:table-cell>
          <table:table-cell table:number-columns-repeated="60"/>
        </table:table-row>
        <table:table-row table:style-name="ro1" table:number-rows-repeated="979">
          <table:table-cell/>
          <table:table-cell table:style-name="ce1"/>
          <table:table-cell table:number-columns-repeated="62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 style:data-style-name="N2" text:time-value="16:10:47.7512583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6T17:05:55.897503144</dc:date>
    <meta:editing-duration>PT13M48S</meta:editing-duration>
    <meta:editing-cycles>2</meta:editing-cycles>
    <meta:generator>LibreOffice/6.4.7.2$Linux_X86_64 LibreOffice_project/40$Build-2</meta:generator>
    <meta:document-statistic meta:table-count="1" meta:cell-count="165" meta:object-count="0"/>
  </office:meta>
</office:document-meta>
</file>